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84000000F8A23B61E6.png" manifest:media-type="image/png"/>
  <manifest:file-entry manifest:full-path="Pictures/100000010000017F000000AE20E4DE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e3a2" officeooo:paragraph-rsid="0001e3a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e3a2" officeooo:paragraph-rsid="0001e3a2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aidas do Terminal para o Servidor</text:p>
      <text:p text:style-name="P2"/>
      <text:p text:style-name="P2"><draw:frame draw:style-name="fr1" draw:name="Figura1" text:anchor-type="as-char" svg:width="10.268cm" svg:height="6.562cm" draw:z-index="0"><draw:image xlink:href="Pictures/1000000100000184000000F8A23B61E6.png" xlink:type="simple" xlink:show="embed" xlink:actuate="onLoad" draw:mime-type="image/png"/></draw:frame></text:p>
      <text:p text:style-name="P2"/>
      <text:p text:style-name="P1">Saidas do Terminal para o Cliente</text:p>
      <text:p text:style-name="P1"/>
      <text:p text:style-name="P1"><draw:frame draw:style-name="fr2" draw:name="Figura2" text:anchor-type="char" svg:width="10.134cm" svg:height="4.604cm" draw:z-index="1"><draw:image xlink:href="Pictures/100000010000017F000000AE20E4DE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7:39:45.340541300</meta:creation-date>
    <dc:date>2025-10-15T17:45:37.201432500</dc:date>
    <meta:editing-duration>PT5M53S</meta:editing-duration>
    <meta:editing-cycles>1</meta:editing-cycles>
    <meta:generator>LibreOffice/25.8.2.2$Windows_X86_64 LibreOffice_project/d401f2107ccab8f924a8e2df40f573aab7605b6f</meta:generator>
    <meta:document-statistic meta:table-count="0" meta:image-count="2" meta:object-count="0" meta:page-count="1" meta:paragraph-count="3" meta:word-count="12" meta:character-count="67" meta:non-whitespace-character-count="57"/>
  </office:meta>
</office:document-meta>
</file>